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iti TC Light" svg:font-family="Heiti TC Light"/>
  </office:font-face-decls>
  <office:automatic-styles>
    <style:style style:name="P1" style:family="paragraph" style:parent-style-name="Standard">
      <style:text-properties style:font-name="Heiti TC Light" fo:font-size="12.0pt" fo:background-color="#868686"/>
    </style:style>
    <style:style style:name="P2" style:family="paragraph" style:parent-style-name="Standard">
      <style:paragraph-properties fo:margin-bottom="0.1667in"/>
      <style:text-properties style:font-name="Heiti TC Light" fo:font-size="12.0pt" fo:background-color="#ececec"/>
    </style:style>
    <style:style style:name="T1" style:family="text">
      <style:text-properties fo:color="#052726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陳真   |  2019.07.04 15:56   |   <text:a xlink:type="simple" xlink:href="http://palinfo.habago.org/Entry?Command=Information_PrintForum&amp;iPage=1#FORUM37629"><text:span text:style-name="T1">#</text:span></text:a></text:p>
      <text:p text:style-name="P2">卡韓政變 (106)：韓流之所以重要 <text:line-break/><text:line-break/>陳真 2019. 07. 04. <text:line-break/><text:line-break/><text:line-break/>寫得很好，挺內行的。韓流就是一大群、數以百萬計、受夠了詐騙政治的人。這才是真實民意。這股力量事實上和國民黨無甚瓜葛，救的是台灣，不是黨；至於去年救了國民黨只是 "順便"。韓國瑜如果初選沒過，我也是覺得不如歸去，窩在國民黨裏頭幹啥呢？人家又不歡迎你，甚至欲置你於死地，天底下沒有這種同志。要不就是再度出來選黨主席，看能不能改革一下。 <text:line-break/><text:line-break/>20幾年前，許信良擔任民進黨黨主席，提出大膽西進，結果被愛台灣人士在中央黨部門口團團包圍，打成腦震盪，造成顱內出血，後來還動了腦部手術。當時堵他的人之一，目前因貪污罪正在坐牢，阿扁的子弟兵，叫做高志鵬。 <text:line-break/><text:line-break/>我三天兩頭就會在路上遇到阿扁，光是這星期就已經遇到兩次。每一次遇到他，他總是一邊走路，一邊低頭用極其迅速的動作滑手機、寫東西，旁若無人，完全都沒在看路；也許稱不上健步如飛，但能夠一邊走路一邊低頭寫手機，這我就辦不到了。真想哪天偷偷站在他後面，看他到底每天忙著跟誰寫些什麼。他連走路都還這麼關心國家大事，可是，台灣被他們這些人 "關心" 得還不夠慘嗎？ <text:line-break/><text:line-break/>不過，我也同意，阿扁應該被特赦，畢竟他曾經承載許多人的希望；要不就是應該一視同仁，把整個民進黨人全關起來，因為阿扁的貪污罪行絕不會大於他的同志們。 <text:line-break/><text:line-break/>歷史就是這樣，一個重要時間點沒把握住，做錯了選擇，走錯了方向，時間過了就過了，結局就整個不一樣了。當時台灣如果一如許信良所主張地大膽西進，今天的兩岸關係想必是一片榮景，而台灣的經濟、政治與社會各方面相信都會遠遠比現在要好上許多。提出一個具有決定性的好主張，被打得頭破血流，而老賊李登輝所帶頭發動的仇中反華，那樣一種自殘、腦殘、給美、日當狗使喚的鎖國主張，卻透過媒體操弄，反而成為 "愛台灣" 的代名詞；為害如此巨大，至今更是變本加厲，近乎瘋狂；所圖當然不是公眾福祉，而是一己私利與權力之掠奪。 <text:line-break/><text:line-break/>恰恰也就是在那時候，也就是1998-1999年，我寫了 "給長老教會的一封公開信" (後續還有幾封，包括 "一封告別信")。這些信持續給我帶來許多可怕的政治報應與報復，前後長達20年。而我那些信所要說的恰恰就是那樣一種 "愛台灣" 之政治操弄將會給台灣帶來的可怕後果。第一封信寫了之後，壓了好幾個月不敢發表。後來，公開信一發表，果然幾乎所有過去的綠營友人與同志瞬間視我為寇讎；其中較為友善者，罵我吃錯藥，說我一出國留學腦子就壞了。 <text:line-break/><text:line-break/>國父把人分三種，先知先覺，後知後覺，不知不覺。我想我應該是屬於後知後覺，比腦殘人士之不知不覺自然要好上一些。至於先知先覺者，理應是屬於像范光棣、鄧小平與周恩來等等那樣的人，早在事情尚無跡象時便預見了未來。 <text:line-break/><text:line-break/>我從小就喜歡下棋，後來一直找不到對手，長大後慢慢就疏遠了棋藝。在我看來，棋手也分三種，一種能引領未來的各種可能性，一種是就勢順勢，見招拆招，一種則是腦殘一枚，你隨便弄個陷阱給他跳，他還會很開心地往裏頭跳，很容易操弄。很可悲的是，腦殘人士佔了人口的絕大多數，這從而也使得所謂民主彷彿具有了某種詭詐本質；誰掌控了腦殘，誰就是所謂民意的王。除非有一天，詭詐逐漸為人所識破或為人所不耐，於是一種較為真實的民意或許才會產生。 <text:line-break/><text:line-break/>韓流之所以重要，是因為它其實就是黨外再現，對於政治現狀的不耐與反感、厭惡與厭倦。這一波走得過，就是開展另一種新局面，走不過，就繼續腐爛下去，直到不可收拾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187.4</meta:generator>
  </office:meta>
</office:document-meta>
</file>